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98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99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0d0d0d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Calibri" style:font-name-complex="Calibri"/>
    </style:style>
    <style:style style:name="ce10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20386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7.1236in" svg:height="4.402in" svg:x="10.9303in" svg:y="2.1965in">
            <draw:object draw:notify-on-update-of-ranges="Sheet1.H16:Sheet1.H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UNT</text:p>
          </table:table-cell>
          <table:table-cell table:number-columns-repeated="3"/>
          <table:table-cell office:value-type="string" calcext:value-type="string">
            <text:p>PROXIMITY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H16]" office:value-type="float" office:value="54" calcext:value-type="float">
            <text:p>5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H17]" office:value-type="float" office:value="156" calcext:value-type="float">
            <text:p>156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-LOG((([.B2]/2)/[.$B$7]);2)" office:value-type="float" office:value="5.1963972128035" calcext:value-type="float">
            <text:p>5.1963972128035</text:p>
          </table:table-cell>
          <table:table-cell table:formula="of:=-LOG(((([.B2]/2)+[.B3])/[.$B$7]);2)" office:value-type="float" office:value="2.43558487668293" calcext:value-type="float">
            <text:p>2.43558487668293</text:p>
          </table:table-cell>
          <table:table-cell table:formula="of:=-LOG(((([.B2]/2)+[.B3]+[.B4])/[.$B$7]);2)" office:value-type="float" office:value="1.12473622767606" calcext:value-type="float">
            <text:p>1.12473622767606</text:p>
          </table:table-cell>
          <table:table-cell table:formula="of:=-LOG(((([.B2]/2)+[.B3]+[.B4]+[.B5])/[.$B$7]);2)" office:value-type="float" office:value="0.410188099617448" calcext:value-type="float">
            <text:p>0.410188099617448</text:p>
          </table:table-cell>
          <table:table-cell table:formula="of:=-LOG(((([.B2]/2)+[.B3]+[.B4]+[.B5]+[.B6])/[.$B$7]);2)" office:value-type="float" office:value="0.0398927271235126" calcext:value-type="float">
            <text:p>0.039892727123513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H18]" office:value-type="float" office:value="271" calcext:value-type="float">
            <text:p>27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-LOG(((([.B3]/2)+[.B2])/[.$B$7]);2)" office:value-type="float" office:value="2.90689059560852" calcext:value-type="float">
            <text:p>2.90689059560852</text:p>
          </table:table-cell>
          <table:table-cell table:formula="of:=-LOG((([.B3]/2)/[.$B$7]);2)" office:value-type="float" office:value="3.66588249610472" calcext:value-type="float">
            <text:p>3.66588249610472</text:p>
          </table:table-cell>
          <table:table-cell table:formula="of:=-LOG(((([.B3]/2)+[.B4])/[.$B$7]);2)" office:value-type="float" office:value="1.50420148875732" calcext:value-type="float">
            <text:p>1.50420148875732</text:p>
          </table:table-cell>
          <table:table-cell table:formula="of:=-LOG(((([.B3]/2)+[.B4]+[.B5])/[.$B$7]);2)" office:value-type="float" office:value="0.629356620079609" calcext:value-type="float">
            <text:p>0.629356620079609</text:p>
          </table:table-cell>
          <table:table-cell table:formula="of:=-LOG(((([.B3]/2)+[.B4]+[.B5]+[.B6])/[.$B$7]);2)" office:value-type="float" office:value="0.206450877467426" calcext:value-type="float">
            <text:p>0.206450877467426</text:p>
          </table:table-cell>
          <table:table-cell table:number-columns-repeated="7"/>
          <table:table-cell table:style-name="ce27"/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H19]" office:value-type="float" office:value="291" calcext:value-type="float">
            <text:p>29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-LOG(((([.B4]/2)+[.B3]+[.B2])/[.$B$7]);2)" office:value-type="float" office:value="1.51874281457871" calcext:value-type="float">
            <text:p>1.51874281457871</text:p>
          </table:table-cell>
          <table:table-cell table:formula="of:=-LOG(((([.B4]/2)+[.B3])/[.$B$7]);2)" office:value-type="float" office:value="1.76393264176648" calcext:value-type="float">
            <text:p>1.76393264176648</text:p>
          </table:table-cell>
          <table:table-cell table:formula="of:=-LOG((([.B4]/2)/[.$B$7]);2)" office:value-type="float" office:value="2.8691356736131" calcext:value-type="float">
            <text:p>2.8691356736131</text:p>
          </table:table-cell>
          <table:table-cell table:formula="of:=-LOG(((([.B4]/2)+[.B5])/[.$B$7]);2)" office:value-type="float" office:value="1.21488278364868" calcext:value-type="float">
            <text:p>1.21488278364868</text:p>
          </table:table-cell>
          <table:table-cell table:formula="of:=-LOG(((([.B4]/2)+[.B6]+[.B5])/[.$B$7]);2)" office:value-type="float" office:value="0.619248166605321" calcext:value-type="float">
            <text:p>0.619248166605321</text:p>
          </table:table-cell>
          <table:table-cell office:value-type="string" calcext:value-type="string">
            <text:p>second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H20]" office:value-type="float" office:value="218" calcext:value-type="float">
            <text:p>21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-LOG(((([.B5]/2)+[.B4]+[.B3]+[.B2])/[.$B$7]);2)" office:value-type="float" office:value="0.660114015645111" calcext:value-type="float">
            <text:p>0.660114015645111</text:p>
          </table:table-cell>
          <table:table-cell table:formula="of:=-LOG(((([.B5]/2)+[.B4]+[.B3])/[.$B$7]);2)" office:value-type="float" office:value="0.790152831982666" calcext:value-type="float">
            <text:p>0.790152831982666</text:p>
          </table:table-cell>
          <table:table-cell table:formula="of:=-LOG(((([.B5]/2)+[.B4])/[.$B$7]);2)" office:value-type="float" office:value="1.24911202960142" calcext:value-type="float">
            <text:p>1.24911202960142</text:p>
          </table:table-cell>
          <table:table-cell table:formula="of:=-LOG((([.B5]/2)/[.$B$7]);2)" office:value-type="float" office:value="2.76640937205869" calcext:value-type="float">
            <text:p>2.76640937205869</text:p>
          </table:table-cell>
          <table:table-cell table:formula="of:=-LOG(((([.B5]/2)+[.B6])/[.$B$7]);2)" office:value-type="float" office:value="1.44547316104738" calcext:value-type="float">
            <text:p>1.4454731610473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6])" office:value-type="float" office:value="990" calcext:value-type="float">
            <text:p>990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-LOG(((([.B6]/2)+[.B5]+[.B4]+[.B3]+[.B2])/[.$B$7]);2)" office:value-type="float" office:value="0.168286506046558" calcext:value-type="float">
            <text:p>0.168286506046558</text:p>
          </table:table-cell>
          <table:table-cell table:formula="of:=-LOG(((([.B6]/2)+[.B5]+[.B4]+[.B3])/[.$B$7]);2)" office:value-type="float" office:value="0.259541195795697" calcext:value-type="float">
            <text:p>0.259541195795697</text:p>
          </table:table-cell>
          <table:table-cell table:formula="of:=-LOG(((([.B6]/2)+[.B5]+[.B4])/[.$B$7]);2)" office:value-type="float" office:value="0.561115758766788" calcext:value-type="float">
            <text:p>0.561115758766788</text:p>
          </table:table-cell>
          <table:table-cell table:formula="of:=-LOG(((([.B6]/2)+[.B5])/[.$B$7]);2)" office:value-type="float" office:value="1.30742852519225" calcext:value-type="float">
            <text:p>1.30742852519225</text:p>
          </table:table-cell>
          <table:table-cell table:formula="of:=-LOG((([.B6]/2)/[.$B$7]);2)" office:value-type="float" office:value="3.18310039019005" calcext:value-type="float">
            <text:p>3.18310039019005</text:p>
          </table:table-cell>
          <table:table-cell table:number-columns-repeated="14"/>
          <table:table-cell table:formula="of:=SUM([.S7:.U7])/[.T8]" office:value-type="string" office:string-value="" calcext:value-type="error">
            <text:p>#DIV/0!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string" calcext:value-type="string">
            <text:p>first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Format</text:p>
          </table:table-cell>
          <table:table-cell office:value-type="string" calcext:value-type="string">
            <text:p>prox(first,second)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CONFUSION MATRICES</text:p>
          </table:table-cell>
          <table:table-cell table:style-name="ce1" table:number-columns-repeated="2"/>
          <table:table-cell table:number-columns-repeated="61"/>
        </table:table-row>
        <table:table-row table:style-name="ro2">
          <table:table-cell table:number-columns-repeated="11"/>
          <table:table-cell table:style-name="ce10" table:formula="of:=[.E13]" office:value-type="string" office:string-value="Classifier (PBC4cip)" calcext:value-type="string">
            <text:p>Classifier (PBC4cip)</text:p>
          </table:table-cell>
          <table:table-cell table:number-columns-repeated="52"/>
        </table:table-row>
        <table:table-row table:style-name="ro2">
          <table:table-cell/>
          <table:table-cell table:style-name="ce3" table:number-columns-repeated="3"/>
          <table:table-cell table:style-name="ce10" office:value-type="string" calcext:value-type="string">
            <text:p>Classifier (PBC4cip)</text:p>
          </table:table-cell>
          <table:table-cell table:style-name="ce3" table:number-columns-repeated="4"/>
          <table:table-cell/>
          <table:table-cell office:value-type="string" calcext:value-type="string">
            <text:p>Prec_1</text:p>
          </table:table-cell>
          <table:table-cell table:formula="of:=[.C16]/[.C21]" office:value-type="float" office:value="0.0642857142857143" calcext:value-type="float">
            <text:p>0.064285714285714</text:p>
          </table:table-cell>
          <table:table-cell table:number-columns-repeated="52"/>
        </table:table-row>
        <table:table-row table:style-name="ro1">
          <table:table-cell/>
          <table:table-cell table:style-name="ce3" table:number-columns-repeated="3"/>
          <table:table-cell table:style-name="ce11" office:value-type="string" calcext:value-type="string">
            <text:p>PRED</text:p>
          </table:table-cell>
          <table:table-cell table:style-name="ce3" table:number-columns-repeated="4"/>
          <table:table-cell/>
          <table:table-cell office:value-type="string" calcext:value-type="string">
            <text:p>Prec_2</text:p>
          </table:table-cell>
          <table:table-cell table:formula="of:=[.D17]/[.D21]" office:value-type="float" office:value="0.145539906103286" calcext:value-type="float">
            <text:p>0.145539906103286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Prec_3</text:p>
          </table:table-cell>
          <table:table-cell table:formula="of:=[.E18]/[.E21]" office:value-type="float" office:value="0.251231527093596" calcext:value-type="float">
            <text:p>0.251231527093596</text:p>
          </table:table-cell>
          <table:table-cell table:number-columns-repeated="5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5" table:formula="of:=SUM([.C16:.G16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rec_4</text:p>
          </table:table-cell>
          <table:table-cell table:formula="of:=[.F19]/[.F21]" office:value-type="float" office:value="0.320574162679426" calcext:value-type="float">
            <text:p>0.320574162679426</text:p>
          </table:table-cell>
          <table:table-cell table:number-columns-repeated="5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31" calcext:value-type="float">
            <text:p>31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style-name="ce5" table:formula="of:=SUM([.C17:.G17])"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Prec_5</text:p>
          </table:table-cell>
          <table:table-cell table:formula="of:=[.G20]/[.G21]" office:value-type="float" office:value="0.257777777777778" calcext:value-type="float">
            <text:p>0.257777777777778</text:p>
          </table:table-cell>
          <table:table-cell table:number-columns-repeated="52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style-name="ce5" table:formula="of:=SUM([.C18:.G18])" office:value-type="float" office:value="271" calcext:value-type="float">
            <text:p>271</text:p>
          </table:table-cell>
          <table:table-cell table:style-name="ce3"/>
          <table:table-cell/>
          <table:table-cell office:value-type="string" calcext:value-type="string">
            <text:p>Rec_1</text:p>
          </table:table-cell>
          <table:table-cell table:formula="of:=[.C16]/[.H16]" office:value-type="float" office:value="0.166666666666667" calcext:value-type="float">
            <text:p>0.166666666666667</text:p>
          </table:table-cell>
          <table:table-cell table:number-columns-repeated="5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style-name="ce5" table:formula="of:=SUM([.C19:.G19])"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Rec_2</text:p>
          </table:table-cell>
          <table:table-cell table:formula="of:=[.D17]/[.H17]" office:value-type="float" office:value="0.198717948717949" calcext:value-type="float">
            <text:p>0.198717948717949</text:p>
          </table:table-cell>
          <table:table-cell table:number-columns-repeated="5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style-name="ce5" table:formula="of:=SUM([.C20:.G20])"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Rec_3</text:p>
          </table:table-cell>
          <table:table-cell table:formula="of:=[.E18]/[.H18]" office:value-type="float" office:value="0.188191881918819" calcext:value-type="float">
            <text:p>0.188191881918819</text:p>
          </table:table-cell>
          <table:table-cell table:number-columns-repeated="52"/>
        </table:table-row>
        <table:table-row table:style-name="ro1">
          <table:table-cell/>
          <table:table-cell table:style-name="ce5" office:value-type="string" calcext:value-type="string">
            <text:p>COUNT</text:p>
          </table:table-cell>
          <table:table-cell table:style-name="ce5" table:formula="of:=SUM([.C16:.C20])" office:value-type="float" office:value="140" calcext:value-type="float">
            <text:p>140</text:p>
          </table:table-cell>
          <table:table-cell table:style-name="ce5" table:formula="of:=SUM([.D16:.D20])" office:value-type="float" office:value="213" calcext:value-type="float">
            <text:p>213</text:p>
          </table:table-cell>
          <table:table-cell table:style-name="ce5" table:formula="of:=SUM([.E16:.E20])" office:value-type="float" office:value="203" calcext:value-type="float">
            <text:p>203</text:p>
          </table:table-cell>
          <table:table-cell table:style-name="ce5" table:formula="of:=SUM([.F16:.F20])" office:value-type="float" office:value="209" calcext:value-type="float">
            <text:p>209</text:p>
          </table:table-cell>
          <table:table-cell table:style-name="ce5" table:formula="of:=SUM([.G16:.G20])" office:value-type="float" office:value="225" calcext:value-type="float">
            <text:p>225</text:p>
          </table:table-cell>
          <table:table-cell table:style-name="ce5" table:formula="of:=SUM([.C21:.G21])" office:value-type="float" office:value="990" calcext:value-type="float">
            <text:p>990</text:p>
          </table:table-cell>
          <table:table-cell table:number-columns-repeated="2"/>
          <table:table-cell office:value-type="string" calcext:value-type="string">
            <text:p>Rec_4</text:p>
          </table:table-cell>
          <table:table-cell table:formula="of:=[.F19]/[.H19]" office:value-type="float" office:value="0.230240549828179" calcext:value-type="float">
            <text:p>0.23024054982817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table:formula="of:=[.C16]*[.$E$3]+[.C17]*[.$F$3]+[.C18]*[.$G$3]+[.C19]*[.$H$3]+[.C20]*[.$I$3]" office:value-type="float" office:value="180.136649790169" calcext:value-type="float">
            <text:p>180.136649790169</text:p>
          </table:table-cell>
          <table:table-cell table:formula="of:=[.D16]*[.$E$4]+[.D17]*[.$F$4]+[.D18]*[.$G$4]+[.D19]*[.$H$4]+[.D20]*[.$I$4]" office:value-type="float" office:value="302.739102684982" calcext:value-type="float">
            <text:p>302.739102684982</text:p>
          </table:table-cell>
          <table:table-cell table:formula="of:=[.E16]*[.$E$5]+[.E17]*[.$F$5]+[.E18]*[.$G$5]+[.E19]*[.$H$5]+[.E20]*[.$I$5]" office:value-type="float" office:value="330.947691709682" calcext:value-type="float">
            <text:p>330.947691709682</text:p>
          </table:table-cell>
          <table:table-cell table:formula="of:=[.F16]*[.$E$6]+[.F17]*[.$F$6]+[.F18]*[.$G$6]+[.F19]*[.$H$6]+[.F20]*[.$I$6]" office:value-type="float" office:value="350.659033068753" calcext:value-type="float">
            <text:p>350.659033068753</text:p>
          </table:table-cell>
          <table:table-cell table:formula="of:=[.G16]*[.$E$7]+[.G17]*[.$F$7]+[.G18]*[.$G$7]+[.G19]*[.$H$7]+[.G20]*[.$I$7]" office:value-type="float" office:value="322.880152139527" calcext:value-type="float">
            <text:p>322.880152139527</text:p>
          </table:table-cell>
          <table:table-cell table:number-columns-repeated="3"/>
          <table:table-cell office:value-type="string" calcext:value-type="string">
            <text:p>Rec_5</text:p>
          </table:table-cell>
          <table:table-cell table:formula="of:=[.G20]/[.H20]" office:value-type="float" office:value="0.26605504587156" calcext:value-type="float">
            <text:p>0.266055045871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ENOM</text:p>
          </table:table-cell>
          <table:table-cell table:number-columns-repeated="2"/>
          <table:table-cell table:formula="of:=[.$B$2]*[.$E$3]+[.$B$3]*[.$F$4]+[.$B$4]*[.$G$5]+[.$B$5]*[.$H$6]+[.$B$6]*[.$I$7]" office:value-type="float" office:value="3128.95989876338" calcext:value-type="float">
            <text:p>3128.95989876338</text:p>
          </table:table-cell>
          <table:table-cell table:number-columns-repeated="5"/>
          <table:table-cell office:value-type="string" calcext:value-type="string">
            <text:p>F1_1</text:p>
          </table:table-cell>
          <table:table-cell table:formula="of:=(2*[.L13]*[.L18])/([.L13]+[.L18])" office:value-type="float" office:value="0.0927835051546392" calcext:value-type="float">
            <text:p>0.092783505154639</text:p>
          </table:table-cell>
          <table:table-cell table:number-columns-repeated="52"/>
        </table:table-row>
        <table:table-row table:style-name="ro1">
          <table:table-cell/>
          <table:table-cell table:style-name="ce6" office:value-type="string" calcext:value-type="string">
            <text:p>CEM</text:p>
          </table:table-cell>
          <table:table-cell table:style-name="ce7" table:number-columns-repeated="2"/>
          <table:table-cell table:style-name="ce7" table:formula="of:=SUM([.C22:.G22])/[.E23]" office:value-type="float" office:value="0.475353688611012" calcext:value-type="float">
            <text:p>0.475353688611012</text:p>
          </table:table-cell>
          <table:table-cell table:style-name="ce7" table:number-columns-repeated="3"/>
          <table:table-cell table:number-columns-repeated="2"/>
          <table:table-cell office:value-type="string" calcext:value-type="string">
            <text:p>F1_2</text:p>
          </table:table-cell>
          <table:table-cell table:formula="of:=(2*[.L14]*[.L19])/([.L14]+[.L19])" office:value-type="float" office:value="0.168021680216802" calcext:value-type="float">
            <text:p>0.168021680216802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F1_3</text:p>
          </table:table-cell>
          <table:table-cell table:formula="of:=(2*[.L15]*[.L20])/([.L15]+[.L20])" office:value-type="float" office:value="0.215189873417722" calcext:value-type="float">
            <text:p>0.215189873417722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F1_4</text:p>
          </table:table-cell>
          <table:table-cell table:formula="of:=(2*[.L16]*[.L21])/([.L16]+[.L21])" office:value-type="float" office:value="0.268" calcext:value-type="float">
            <text:p>0.268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F1_5</text:p>
          </table:table-cell>
          <table:table-cell table:formula="of:=(2*[.L17]*[.L22])/([.L17]+[.L22])" office:value-type="float" office:value="0.261851015801354" calcext:value-type="float">
            <text:p>0.261851015801354</text:p>
          </table:table-cell>
          <table:table-cell table:number-columns-repeated="52"/>
        </table:table-row>
        <table:table-row table:style-name="ro2">
          <table:table-cell table:number-columns-repeated="10"/>
          <table:table-cell table:style-name="ce12" office:value-type="string" calcext:value-type="string">
            <text:p>Macro Avg prec</text:p>
          </table:table-cell>
          <table:table-cell table:formula="of:=AVERAGE([.L13:.L17])" office:value-type="float" office:value="0.20788181758796" calcext:value-type="float">
            <text:p>0.20788181758796</text:p>
          </table:table-cell>
          <table:table-cell table:number-columns-repeated="52"/>
        </table:table-row>
        <table:table-row table:style-name="ro2">
          <table:table-cell table:number-columns-repeated="10"/>
          <table:table-cell table:style-name="ce12" office:value-type="string" calcext:value-type="string">
            <text:p>Macro Avg Rec</text:p>
          </table:table-cell>
          <table:table-cell table:formula="of:=AVERAGE([.L18:.L22])" office:value-type="float" office:value="0.209974418600635" calcext:value-type="float">
            <text:p>0.209974418600635</text:p>
          </table:table-cell>
          <table:table-cell table:number-columns-repeated="52"/>
        </table:table-row>
        <table:table-row table:style-name="ro2">
          <table:table-cell table:number-columns-repeated="10"/>
          <table:table-cell table:style-name="ce12" office:value-type="string" calcext:value-type="string">
            <text:p>Macro Avg F1</text:p>
          </table:table-cell>
          <table:table-cell table:formula="of:=AVERAGE([.L23:.L27])" office:value-type="float" office:value="0.201169214918103" calcext:value-type="float">
            <text:p>0.201169214918103</text:p>
          </table:table-cell>
          <table:table-cell table:number-columns-repeated="52"/>
        </table:table-row>
        <table:table-row table:style-name="ro2">
          <table:table-cell table:number-columns-repeated="10"/>
          <table:table-cell table:style-name="ce13" office:value-type="string" calcext:value-type="string">
            <text:p>Weighted Avg Prec</text:p>
          </table:table-cell>
          <table:table-cell table:formula="of:=([.L13]*[.$B$2]+[.L14]*[.$B$3]+[.L15]*[.$B$4]+[.L16]*[.$B$5]+[.L17]*[.$B$6])/([.$B$7])" office:value-type="float" office:value="0.246204075415328" calcext:value-type="float">
            <text:p>0.246204075415328</text:p>
          </table:table-cell>
          <table:table-cell table:number-columns-repeated="52"/>
        </table:table-row>
        <table:table-row table:style-name="ro2">
          <table:table-cell table:number-columns-repeated="10"/>
          <table:table-cell table:style-name="ce13" office:value-type="string" calcext:value-type="string">
            <text:p>Weighted Avg Rec</text:p>
          </table:table-cell>
          <table:table-cell table:formula="of:=([.L18]*[.$B$2]+[.L19]*[.$B$3]+[.L20]*[.$B$4]+[.L21]*[.$B$5]+[.L22]*[.$B$6])/([.$B$7])" office:value-type="float" office:value="0.218181818181818" calcext:value-type="float">
            <text:p>0.218181818181818</text:p>
          </table:table-cell>
          <table:table-cell table:number-columns-repeated="52"/>
        </table:table-row>
        <table:table-row table:style-name="ro2">
          <table:table-cell table:number-columns-repeated="10"/>
          <table:table-cell table:style-name="ce13" office:value-type="string" calcext:value-type="string">
            <text:p>Weighted Avg F1</text:p>
          </table:table-cell>
          <table:table-cell table:formula="of:=([.L23]*[.$B$2]+[.L24]*[.$B$3]+[.L25]*[.$B$4]+[.L26]*[.$B$5]+[.L27]*[.$B$6])/([.$B$7])" office:value-type="float" office:value="0.226878453063706" calcext:value-type="float">
            <text:p>0.226878453063706</text:p>
          </table:table-cell>
          <table:table-cell table:number-columns-repeated="52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1" table:number-columns-repeated="64" table:default-cell-style-name="Default"/>
        <table:table-row table:style-name="ro1" table:number-rows-repeated="19">
          <table:table-cell table:number-columns-repeated="64"/>
        </table:table-row>
        <table:table-row table:style-name="ro1">
          <table:table-cell table:number-columns-repeated="8"/>
          <table:table-cell table:formula="of:=[$Sheet1.L18]*[$Sheet1.H16]+[$Sheet1.L19]*[$Sheet1.H17]+[$Sheet1.L20]*[$Sheet1.H18]+[$Sheet1.H19]*[$Sheet1.L21]+[$Sheet1.H20]*[$Sheet1.L22]" office:value-type="float" office:value="216" calcext:value-type="float">
            <text:p>216</text:p>
          </table:table-cell>
          <table:table-cell table:number-columns-repeated="55"/>
        </table:table-row>
        <table:table-row table:style-name="ro1">
          <table:table-cell table:number-columns-repeated="8"/>
          <table:table-cell table:formula="of:=[.I20]/[$Sheet1.H21]" office:value-type="float" office:value="0.218181818181818" calcext:value-type="float">
            <text:p>0.218181818181818</text:p>
          </table:table-cell>
          <table:table-cell table:number-columns-repeated="55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0:24:57.211207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dwin</meta:initial-creator>
    <meta:creation-date>2022-03-31T00:54:20</meta:creation-date>
    <dc:date>2024-03-22T16:52:04.009555043</dc:date>
    <meta:generator>LibreOffice/6.4.7.2$Linux_X86_64 LibreOffice_project/40$Build-2</meta:generator>
    <meta:editing-duration>PT1H13M44S</meta:editing-duration>
    <meta:editing-cycles>9</meta:editing-cycles>
    <meta:document-statistic meta:table-count="2" meta:cell-count="16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95cm" svg:height="11.182cm" xlink:href=".." xlink:type="simple" chart:class="chart:bar" chart:style-name="ch1">
        <chart:plot-area chart:style-name="ch2" table:cell-range-address="Sheet1.H16:Sheet1.H20" svg:x="0.361cm" svg:y="0.223cm" svg:width="17.373cm" svg:height="10.736cm">
          <chartooo:coordinate-region svg:x="1.168cm" svg:y="0.422cm" svg:width="16.566cm" svg:height="9.8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16:Sheet1.H20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H16:Sheet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